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Assassins</text:p>
      <text:p text:style-name="P1"/>
      <text:p text:style-name="P1">1 Guerrier (le chef)</text:p>
      <text:p text:style-name="P1">Épée à deux mains grosse armure </text:p>
      <text:p text:style-name="P1"/>
      <text:p text:style-name="P1">1 Prêtre</text:p>
      <text:p text:style-name="P1">Guérison sur les guerriers, résurrection sur les assassins.</text:p>
      <text:p text:style-name="P1"/>
      <text:p text:style-name="P1">1 Magicien</text:p>
      <text:p text:style-name="P1">Contingence lvl6 mislead quand moins de 50 pvs</text:p>
      <text:p text:style-name="P1">Séquenceur lvl 7 - 3x Malédiction</text:p>
      <text:p text:style-name="P1">Séquenceur lvl 8 3x chaîne d'éclair.</text:p>
      <text:p text:style-name="P1">Chaîne de contingence lvl 9 3x flétrissure sur ennemi le plus proche quand 25% pvs.</text:p>
      <text:p text:style-name="P1"/>
      <text:p text:style-name="P1">1 Ensorceleur</text:p>
      <text:p text:style-name="P1"><text:s/>Lance Précision puis va au contact du magicien du groupe et lance Toucher vampirique.</text:p>
      <text:p text:style-name="P1"/>
      <text:p text:style-name="P1"/>
      <text:p text:style-name="P1">Objets <text:s/>droppé par la confrérie noire : Casque de Gluck, Baguette de peste, Bracelet de l'araigné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51M45S</meta:editing-duration>
    <meta:editing-cycles>6</meta:editing-cycles>
    <meta:generator>OpenOffice/4.1.14$Win32 OpenOffice.org_project/4114m1$Build-9811</meta:generator>
    <dc:date>2023-09-24T18:22:01.84</dc:date>
    <meta:document-statistic meta:table-count="0" meta:image-count="0" meta:object-count="0" meta:page-count="1" meta:paragraph-count="13" meta:word-count="91" meta:character-count="535"/>
    <meta:user-defined meta:name="Info 1"/>
    <meta:user-defined meta:name="Info 2"/>
    <meta:user-defined meta:name="Info 3"/>
    <meta:user-defined meta:name="Info 4"/>
  </office:meta>
</office:document-meta>
</file>